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b85c00" draw:marker-start-width="0.359cm" draw:marker-end-width="0.359cm" draw:fill="none" draw:textarea-horizontal-align="justify" draw:textarea-vertical-align="middle" draw:auto-grow-height="false" fo:min-height="1.803cm" fo:min-width="4.093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solid" svg:stroke-width="0.106cm" svg:stroke-color="#3465a4" draw:marker-start-width="0.359cm" draw:marker-end-width="0.359cm" draw:fill="none" draw:textarea-horizontal-align="justify" draw:textarea-vertical-align="middle" draw:auto-grow-height="false" fo:min-height="1.803cm" fo:min-width="4.093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draw:stroke="solid" svg:stroke-width="0.106cm" svg:stroke-color="#808080" draw:marker-start-width="0.359cm" draw:marker-end-width="0.359cm" draw:fill="none" draw:textarea-horizontal-align="justify" draw:textarea-vertical-align="middle" draw:auto-grow-height="false" fo:min-height="1.803cm" fo:min-width="4.093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7.389cm" fo:min-width="7.465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4.37cm" fo:min-width="7.769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draw:stroke="solid" svg:stroke-width="0.106cm" svg:stroke-color="#000000" draw:marker-start-width="0.359cm" draw:marker-end-width="0.359cm" draw:fill="solid" draw:fill-color="#ffff00" draw:textarea-horizontal-align="justify" draw:textarea-vertical-align="middle" draw:auto-grow-height="false" fo:min-height="1.041cm" fo:min-width="7.65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3.159cm" fo:min-width="6.28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0.963cm" fo:min-width="3.964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7.582cm" fo:min-width="7.526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422cm" fo:min-width="6.069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422cm" fo:min-width="4.143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041cm" fo:min-width="6.185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7.268cm" fo:min-width="7.715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422cm" fo:min-width="7.579cm" fo:padding-top="0.178cm" fo:padding-bottom="0.178cm" fo:padding-left="0.303cm" fo:padding-right="0.303cm"/>
      <style:paragraph-properties style:writing-mode="lr-tb"/>
    </style:style>
    <style:style style:name="gr15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7.643cm" fo:min-width="7.526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54cm" fo:min-width="0.104cm" fo:padding-top="0.165cm" fo:padding-bottom="0.165cm" fo:padding-left="0.29cm" fo:padding-right="0.29cm"/>
    </style:style>
    <style:style style:name="gr18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618cm" fo:min-width="3.72cm" fo:padding-top="0.178cm" fo:padding-bottom="0.178cm" fo:padding-left="0.303cm" fo:padding-right="0.30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5pt" style:font-size-asian="15pt" style:font-size-complex="15pt"/>
    </style:style>
    <style:style style:name="P4" style:family="paragraph">
      <style:paragraph-properties fo:text-align="start" style:writing-mode="lr-tb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6" style:family="paragraph">
      <loext:graphic-properties draw:fill="solid" draw:fill-color="#ffff00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color="#2a6099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none"/>
      <style:paragraph-properties fo:text-align="center" style:writing-mode="lr-tb"/>
      <style:text-properties fo:color="#2a6099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style:use-window-font-color="true" fo:font-size="15pt" style:font-size-asian="15pt" style:font-size-complex="15pt"/>
    </style:style>
    <style:style style:name="T3" style:family="text">
      <style:text-properties fo:color="#127622" fo:font-size="15pt" style:font-size-asian="15pt" style:font-size-complex="15pt"/>
    </style:style>
    <style:style style:name="T4" style:family="text">
      <style:text-properties fo:color="#c9211e" fo:font-size="15pt" style:font-size-asian="15pt" style:font-size-complex="15pt"/>
    </style:style>
    <style:style style:name="T5" style:family="text">
      <style:text-properties fo:color="#127622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c9211e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text-position="super 58%" fo:font-size="18pt" fo:font-weight="bold" style:font-size-asian="18pt" style:font-weight-asian="bold" style:font-size-complex="18pt" style:font-weight-complex="bold"/>
    </style:style>
    <style:style style:name="T9" style:family="text">
      <style:text-properties style:use-window-font-color="true" style:text-position="-33% 58%" fo:font-size="15pt" style:font-size-asian="15pt" style:font-size-complex="15pt"/>
    </style:style>
    <style:style style:name="T10" style:family="text">
      <style:text-properties fo:color="#2a6099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9cm" svg:height="2.159cm" svg:x="4.045cm" svg:y="1.231cm">
          <text:p text:style-name="P1">Cattle manur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99cm" svg:height="2.159cm" svg:x="4.045cm" svg:y="3.771cm">
          <text:p text:style-name="P1">Swine manure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4.699cm" svg:height="2.159cm" svg:x="4.045cm" svg:y="6.773cm">
          <text:p text:style-name="P1">All manure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8.071cm" svg:height="7.745cm" svg:x="38.614cm" svg:y="3.98cm">
          <text:p text:style-name="P3"><text:span text:style-name="T1">Acidification</text:span></text:p>
          <text:list text:style-name="L1">
            <text:list-item>
              <text:p text:style-name="P4"><text:span text:style-name="T2">Slurry acidification</text:span></text:p>
            </text:list-item>
            <text:list-item>
              <text:p text:style-name="P4"><text:span text:style-name="T3">Both N and P more available</text:span></text:p>
            </text:list-item>
            <text:list-item>
              <text:p text:style-name="P4"><text:span text:style-name="T3">Cheaper and simple</text:span></text:p>
              <text:p text:style-name="P4"><text:span text:style-name="T3">(although contractors)</text:span></text:p>
            </text:list-item>
            <text:list-item>
              <text:p text:style-name="P4"><text:span text:style-name="T4">Strong acids handling</text:span></text:p>
            </text:list-item>
            <text:list-item>
              <text:p text:style-name="P4"><text:span text:style-name="T4">Changes in P and N specialization</text:span></text:p>
            </text:list-item>
            <text:list-item>
              <text:p text:style-name="P4"><text:span text:style-name="T4">Changes in EC</text:span></text:p>
            </text:list-item>
            <text:list-item>
              <text:p text:style-name="P4"><text:span text:style-name="T4">CO2 and H2S emissions</text:span></text:p>
            </text:list-item>
            <text:list-item>
              <text:p text:style-name="P4"><text:span text:style-name="T4">Decrease of soil pH</text:span></text:p>
            </text:list-item>
            <text:list-item>
              <text:p text:style-name="P4"><text:span text:style-name="T4">Increase of soil S cont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8.375cm" svg:height="4.726cm" svg:x="28.368cm" svg:y="26.071cm">
          <text:p text:style-name="P3"><text:span text:style-name="T1">Ammonia stripping</text:span></text:p>
          <text:list text:style-name="L1">
            <text:list-item>
              <text:p text:style-name="P4"><text:span text:style-name="T2">Air, steam or vacuum in a packed tower</text:span></text:p>
            </text:list-item>
            <text:list-item>
              <text:p text:style-name="P4"><text:span text:style-name="T2">Heating (70-80 ºC) and pH lifting (NaOH)</text:span></text:p>
            </text:list-item>
            <text:list-item>
              <text:p text:style-name="P4"><text:span text:style-name="T3">Relatively low investment and simpl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14" draw:id="id14" draw:layer="layout" svg:width="8.256cm" svg:height="1.397cm" svg:x="28.427cm" svg:y="36.322cm">
          <text:p text:style-name="P3"><text:span text:style-name="T1">Cold stripping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11" draw:id="id11" draw:layer="layout" svg:width="6.886cm" svg:height="3.515cm" svg:x="13.171cm" svg:y="15.752cm">
          <text:p text:style-name="P3"><text:span text:style-name="T1">Anaerobic digestion</text:span></text:p>
          <text:list text:style-name="L1">
            <text:list-item>
              <text:p text:style-name="P4"><text:span text:style-name="T5">Increase of the ammonia/total nitrogen</text:span></text:p>
              <text:p text:style-name="P4"><text:span text:style-name="T5">ratio</text:span></text:p>
            </text:list-item>
            <text:list-item>
              <text:p text:style-name="P4"><text:span text:style-name="T6">High investment cos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5" xml:id="id2" draw:id="id2" draw:layer="layout" svg:width="4.57cm" svg:height="1.319cm" svg:x="23.636cm" svg:y="10.897cm">
          <text:p text:style-name="P3"><text:span text:style-name="T1">Composting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6" draw:id="id16" draw:layer="layout" svg:width="8.132cm" svg:height="7.938cm" svg:x="38.583cm" svg:y="29.627cm">
          <text:p text:style-name="P3"><text:span text:style-name="T1">Membrane and UF</text:span></text:p>
          <text:list text:style-name="L1">
            <text:list-item>
              <text:p text:style-name="P4"><text:span text:style-name="T2">Physical separation</text:span></text:p>
            </text:list-item>
            <text:list-item>
              <text:p text:style-name="P4"><text:span text:style-name="T2">Ceramic or organo-polymeric membranes</text:span></text:p>
            </text:list-item>
            <text:list-item>
              <text:p text:style-name="P4"><text:span text:style-name="T3">Very good yields and high-purity product</text:span></text:p>
              <text:p text:style-name="P4"><text:span text:style-name="T3">(95% ammonia)</text:span></text:p>
            </text:list-item>
            <text:list-item>
              <text:p text:style-name="P4"><text:span text:style-name="T3">Succesful operation (in some facilities)</text:span></text:p>
            </text:list-item>
            <text:list-item>
              <text:p text:style-name="P4"><text:span text:style-name="T4">Cleaning of membranes</text:span></text:p>
            </text:list-item>
            <text:list-item>
              <text:p text:style-name="P4"><text:span text:style-name="T4">Energy requirements raise the operation cos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5" xml:id="id1" draw:id="id1" draw:layer="layout" svg:width="6.675cm" svg:height="1.778cm" svg:x="13.277cm" svg:y="6.963cm">
          <text:p text:style-name="P3"><text:span text:style-name="T1">SL separ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8" draw:id="id18" draw:layer="layout" svg:width="4.749cm" svg:height="1.778cm" svg:x="20.628cm" svg:y="21.492cm">
          <text:p text:style-name="P3"><text:span text:style-name="T1">SL</text:span></text:p>
          <text:p text:style-name="P3"><text:span text:style-name="T1">separ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2" draw:id="id12" draw:layer="layout" svg:width="6.791cm" svg:height="1.397cm" svg:x="13.219cm" svg:y="1.772cm">
          <text:p text:style-name="P3"><text:span text:style-name="T1">MAPHEX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7" draw:id="id7" draw:layer="layout" svg:width="8.321cm" svg:height="7.624cm" svg:x="28.395cm" svg:y="13.697cm">
          <text:p text:style-name="P3"><text:span text:style-name="T1">Drying/Evaporation</text:span></text:p>
          <text:list text:style-name="L1">
            <text:list-item>
              <text:p text:style-name="P3"><text:span text:style-name="T7">Digestate</text:span><text:span text:style-name="T2"> drying dragging NH4</text:span><text:span text:style-name="T7"> if no previous acidificacion</text:span></text:p>
            </text:list-item>
            <text:list-item>
              <text:p text:style-name="P3"><text:span text:style-name="T7">Both N and P more available</text:span></text:p>
            </text:list-item>
            <text:list-item>
              <text:p text:style-name="P4"><text:span text:style-name="T3">Cheaper and simple</text:span></text:p>
              <text:p text:style-name="P4"><text:span text:style-name="T3">(although contractors)</text:span></text:p>
            </text:list-item>
            <text:list-item>
              <text:p text:style-name="P4"><text:span text:style-name="T4">High energy requirement</text:span></text:p>
            </text:list-item>
            <text:list-item>
              <text:p text:style-name="P4"><text:span text:style-name="T4">Biogas driven CHP unit is not enough for drying (Bolzonella et al., 2018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15" draw:id="id15" draw:layer="layout" svg:width="8.185cm" svg:height="1.778cm" svg:x="28.463cm" svg:y="32.707cm">
          <text:p text:style-name="P3"><text:span text:style-name="T1">2</text:span><text:span text:style-name="T8">nd</text:span><text:span text:style-name="T1"> SL sepa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7" draw:layer="layout" svg:x1="16.614cm" svg:y1="8.741cm" svg:x2="25.921cm" svg:y2="10.897cm" draw:start-shape="id1" draw:start-glue-point="2" draw:end-shape="id2" draw:end-glue-point="0" svg:d="M16614 8741v1078h9307v1078" svg:viewBox="0 0 9308 2157">
          <text:p/>
        </draw:connector>
        <draw:connector draw:style-name="gr15" draw:text-style-name="P7" draw:layer="layout" svg:x1="19.952cm" svg:y1="7.852cm" svg:x2="38.614cm" svg:y2="7.852cm" draw:start-shape="id1" draw:start-glue-point="1" draw:end-shape="id3" draw:end-glue-point="3" svg:d="M19952 7852h18662" svg:viewBox="0 0 18663 1">
          <text:p/>
        </draw:connector>
        <draw:custom-shape draw:style-name="gr16" draw:text-style-name="P5" xml:id="id6" draw:id="id6" draw:layer="layout" svg:width="8.132cm" svg:height="7.999cm" svg:x="38.583cm" svg:y="19.182cm">
          <text:p text:style-name="P3"><text:span text:style-name="T1">Scrubbing</text:span></text:p>
          <text:list text:style-name="L1">
            <text:list-item>
              <text:p text:style-name="P4"><text:span text:style-name="T2">Washing with H</text:span><text:span text:style-name="T9">2</text:span><text:span text:style-name="T2">O, H</text:span><text:span text:style-name="T9">2</text:span><text:span text:style-name="T2">SO</text:span><text:span text:style-name="T9">4</text:span><text:span text:style-name="T2"> or HNO</text:span><text:span text:style-name="T9">3</text:span></text:p>
            </text:list-item>
            <text:list-item>
              <text:p text:style-name="P4"><text:span text:style-name="T3">Obtention of ammonia solution,</text:span></text:p>
              <text:p text:style-name="P4"><text:span text:style-name="T3">ammonium sulfate, ammonium nitrate</text:span></text:p>
            </text:list-item>
            <text:list-item>
              <text:p text:style-name="P4"><text:span text:style-name="T3">Relatively low investment and simple</text:span></text:p>
            </text:list-item>
            <text:list-item>
              <text:p text:style-name="P4"><text:span text:style-name="T4">Use of harmful chemicals</text:span></text:p>
            </text:list-item>
            <text:list-item>
              <text:p text:style-name="P4"><text:span text:style-name="T4">Chemicals raise the operation costs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5" draw:text-style-name="P7" draw:layer="layout" svg:x1="25.063cm" svg:y1="34.394cm" svg:x2="28.368cm" svg:y2="28.434cm" draw:start-shape="id4" draw:start-glue-point="4" draw:end-shape="id5" draw:end-glue-point="3" svg:d="M25063 34394v-5960h3305" svg:viewBox="0 0 3306 5961">
          <text:p/>
        </draw:connector>
        <draw:connector draw:style-name="gr15" draw:text-style-name="P7" draw:layer="layout" svg:x1="36.743cm" svg:y1="28.434cm" svg:x2="42.649cm" svg:y2="27.181cm" draw:start-shape="id5" draw:start-glue-point="1" draw:end-shape="id6" draw:end-glue-point="2" svg:d="M36743 28434h5906v-1253" svg:viewBox="0 0 5907 1254">
          <text:p/>
        </draw:connector>
        <draw:connector draw:style-name="gr15" draw:text-style-name="P7" draw:layer="layout" svg:x1="36.716cm" svg:y1="17.509cm" svg:x2="41.966cm" svg:y2="17.51cm" draw:start-shape="id7" draw:start-glue-point="1" draw:end-shape="id8" draw:end-glue-point="5" svg:d="M36716 17509h2630v1h2620" svg:viewBox="0 0 5251 2">
          <text:p/>
        </draw:connector>
        <draw:connector draw:style-name="gr15" draw:text-style-name="P7" draw:layer="layout" svg:x1="42.65cm" svg:y1="16.826cm" svg:x2="42.649cm" svg:y2="11.725cm" draw:start-shape="id8" draw:start-glue-point="4" draw:end-shape="id3" draw:end-glue-point="2" svg:d="M42650 16826v-2545h-1v-2556" svg:viewBox="0 0 2 5102">
          <text:p/>
        </draw:connector>
        <draw:connector draw:style-name="gr15" draw:text-style-name="P7" draw:layer="layout" svg:x1="42.65cm" svg:y1="18.393cm" svg:x2="42.649cm" svg:y2="19.182cm" draw:end-shape="id6" draw:end-glue-point="0" svg:d="M42650 18393v118h-1v671" svg:viewBox="0 0 2 790">
          <text:p/>
        </draw:connector>
        <draw:custom-shape draw:style-name="gr17" draw:text-style-name="P8" xml:id="id9" draw:id="id9" draw:layer="layout" svg:width="1.367cm" svg:height="1.367cm" svg:x="10.159cm" svg:y="7.1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7" draw:layer="layout" svg:x1="11.526cm" svg:y1="7.853cm" svg:x2="13.277cm" svg:y2="7.852cm" draw:start-shape="id9" draw:start-glue-point="7" draw:end-shape="id1" draw:end-glue-point="3" svg:d="M11526 7853h869v-1h882" svg:viewBox="0 0 1752 2">
          <text:p/>
        </draw:connector>
        <draw:connector draw:style-name="gr15" draw:text-style-name="P7" draw:layer="layout" svg:x1="8.744cm" svg:y1="7.852cm" svg:x2="10.159cm" svg:y2="7.853cm" draw:start-shape="id10" draw:start-glue-point="1" draw:end-shape="id9" draw:end-glue-point="5" svg:d="M8744 7852h713v1h702" svg:viewBox="0 0 1416 2">
          <text:p/>
        </draw:connector>
        <draw:connector draw:style-name="gr15" draw:text-style-name="P7" draw:layer="layout" svg:x1="10.843cm" svg:y1="8.536cm" svg:x2="13.171cm" svg:y2="17.509cm" draw:start-shape="id9" draw:start-glue-point="6" draw:end-shape="id11" draw:end-glue-point="3" svg:d="M10843 8536v8973h2328" svg:viewBox="0 0 2329 8974">
          <text:p/>
        </draw:connector>
        <draw:connector draw:style-name="gr15" draw:text-style-name="P7" draw:layer="layout" svg:x1="10.843cm" svg:y1="7.169cm" svg:x2="13.219cm" svg:y2="2.47cm" draw:start-shape="id9" draw:start-glue-point="4" draw:end-shape="id12" draw:end-glue-point="3" svg:d="M10843 7169v-4699h2376" svg:viewBox="0 0 2377 4700">
          <text:p/>
        </draw:connector>
        <draw:custom-shape draw:style-name="gr17" draw:text-style-name="P8" xml:id="id13" draw:id="id13" draw:layer="layout" svg:width="1.367cm" svg:height="1.367cm" svg:x="22.319cm" svg:y="16.8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7" draw:layer="layout" svg:x1="23.686cm" svg:y1="17.51cm" svg:x2="28.395cm" svg:y2="17.509cm" draw:start-shape="id13" draw:start-glue-point="7" draw:end-shape="id7" draw:end-glue-point="3" svg:d="M23686 17510h2348v-1h2361" svg:viewBox="0 0 4710 2">
          <text:p/>
        </draw:connector>
        <draw:connector draw:style-name="gr15" draw:text-style-name="P7" draw:layer="layout" draw:line-skew="0.032cm" svg:x1="25.746cm" svg:y1="35.078cm" svg:x2="28.427cm" svg:y2="37.02cm" draw:start-shape="id4" draw:start-glue-point="7" draw:end-shape="id14" draw:end-glue-point="3" svg:d="M25746 35078h1367v1942h1314" svg:viewBox="0 0 2682 1943">
          <text:p/>
        </draw:connector>
        <draw:connector draw:style-name="gr15" draw:text-style-name="P7" draw:layer="layout" draw:line-skew="0.015cm" svg:x1="25.746cm" svg:y1="35.078cm" svg:x2="28.463cm" svg:y2="33.596cm" draw:start-shape="id4" draw:start-glue-point="7" draw:end-shape="id15" draw:end-glue-point="3" svg:d="M25746 35078h1367v-1482h1350" svg:viewBox="0 0 2718 1483">
          <text:p/>
        </draw:connector>
        <draw:connector draw:style-name="gr15" draw:text-style-name="P7" draw:layer="layout" svg:x1="36.648cm" svg:y1="33.596cm" svg:x2="38.583cm" svg:y2="33.596cm" draw:start-shape="id15" draw:start-glue-point="1" draw:end-shape="id16" svg:d="M36648 33596h1935" svg:viewBox="0 0 1936 1">
          <text:p/>
        </draw:connector>
        <draw:custom-shape draw:style-name="gr14" draw:text-style-name="P5" xml:id="id17" draw:id="id17" draw:layer="layout" svg:width="8.185cm" svg:height="1.778cm" svg:x="28.463cm" svg:y="38.887cm">
          <text:p text:style-name="P3"><text:span text:style-name="T1">Struvite 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7" draw:layer="layout" svg:x1="25.063cm" svg:y1="35.761cm" svg:x2="28.463cm" svg:y2="39.776cm" draw:start-shape="id4" draw:start-glue-point="6" draw:end-shape="id17" draw:end-glue-point="3" svg:d="M25063 35761v4015h3400" svg:viewBox="0 0 3401 4016">
          <text:p/>
        </draw:connector>
        <draw:custom-shape draw:style-name="gr17" draw:text-style-name="P8" xml:id="id8" draw:id="id8" draw:layer="layout" svg:width="1.367cm" svg:height="1.367cm" svg:x="41.966cm" svg:y="16.8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7" draw:layer="layout" svg:x1="25.377cm" svg:y1="22.381cm" svg:x2="25.921cm" svg:y2="12.216cm" draw:start-shape="id18" draw:start-glue-point="1" draw:end-shape="id2" draw:end-glue-point="2" svg:d="M25377 22381h552v-5527h-8v-4638" svg:viewBox="0 0 553 10166">
          <text:p/>
        </draw:connector>
        <draw:connector draw:style-name="gr15" draw:text-style-name="P7" draw:layer="layout" svg:x1="20.057cm" svg:y1="17.509cm" svg:x2="22.319cm" svg:y2="17.51cm" draw:start-shape="id11" draw:start-glue-point="1" draw:end-shape="id13" draw:end-glue-point="5" svg:d="M20057 17509h1137v1h1125" svg:viewBox="0 0 2263 2">
          <text:p/>
        </draw:connector>
        <draw:connector draw:style-name="gr15" draw:text-style-name="P7" draw:layer="layout" svg:x1="23.003cm" svg:y1="18.193cm" svg:x2="23.002cm" svg:y2="21.492cm" draw:start-shape="id13" draw:start-glue-point="6" draw:end-shape="id18" draw:end-glue-point="0" svg:d="M23003 18193v1644h-1v1655" svg:viewBox="0 0 2 3300">
          <text:p/>
        </draw:connector>
        <draw:custom-shape draw:style-name="gr17" draw:text-style-name="P8" xml:id="id4" draw:id="id4" draw:layer="layout" svg:width="1.367cm" svg:height="1.367cm" svg:x="24.379cm" svg:y="34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7" draw:layer="layout" svg:x1="23.002cm" svg:y1="23.27cm" svg:x2="24.379cm" svg:y2="35.078cm" draw:start-shape="id18" draw:start-glue-point="2" draw:end-shape="id4" draw:end-glue-point="5" svg:d="M23002 23270v11808h1377" svg:viewBox="0 0 1378 11809">
          <text:p/>
        </draw:connector>
        <draw:custom-shape draw:style-name="gr18" draw:text-style-name="P10" xml:id="id20" draw:id="id20" draw:layer="layout" svg:width="4.326cm" svg:height="1.974cm" svg:x="50.24cm" svg:y="18.07cm">
          <text:p text:style-name="P9"><text:span text:style-name="T10">Ammonium sulfate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xml:id="id21" draw:id="id21" draw:layer="layout" svg:width="4.326cm" svg:height="1.974cm" svg:x="50.24cm" svg:y="22.194cm">
          <text:p text:style-name="P9"><text:span text:style-name="T10">Ammonium nit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xml:id="id22" draw:id="id22" draw:layer="layout" svg:width="4.326cm" svg:height="1.974cm" svg:x="50.24cm" svg:y="26.228cm">
          <text:p text:style-name="P9"><text:span text:style-name="T10">Ammonia solu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xml:id="id24" draw:id="id24" draw:layer="layout" svg:width="4.326cm" svg:height="1.974cm" svg:x="50.24cm" svg:y="6.865cm">
          <text:p text:style-name="P9"><text:span text:style-name="T10">Solid with inotganic N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xml:id="id23" draw:id="id23" draw:layer="layout" svg:width="4.326cm" svg:height="1.974cm" svg:x="50.24cm" svg:y="38.789cm">
          <text:p text:style-name="P9"><text:span text:style-name="T10">Struvite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19" draw:id="id19" draw:layer="layout" svg:width="1.367cm" svg:height="1.367cm" svg:x="47.72cm" svg:y="22.49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7" draw:layer="layout" svg:x1="46.715cm" svg:y1="23.181cm" svg:x2="47.72cm" svg:y2="23.182cm" draw:start-shape="id6" draw:start-glue-point="1" draw:end-shape="id19" draw:end-glue-point="5" svg:d="M46715 23181h508v1h497" svg:viewBox="0 0 1006 2">
          <text:p/>
        </draw:connector>
        <draw:connector draw:style-name="gr15" draw:text-style-name="P7" draw:layer="layout" svg:x1="48.404cm" svg:y1="22.498cm" svg:x2="50.24cm" svg:y2="19.057cm" draw:start-shape="id19" draw:start-glue-point="4" draw:end-shape="id20" draw:end-glue-point="3" svg:d="M48404 22498v-3441h1836" svg:viewBox="0 0 1837 3442">
          <text:p/>
        </draw:connector>
        <draw:connector draw:style-name="gr15" draw:text-style-name="P7" draw:layer="layout" svg:x1="49.087cm" svg:y1="23.182cm" svg:x2="50.24cm" svg:y2="23.181cm" draw:start-shape="id19" draw:start-glue-point="7" draw:end-shape="id21" draw:end-glue-point="3" svg:d="M49087 23182h571v-1h582" svg:viewBox="0 0 1154 2">
          <text:p/>
        </draw:connector>
        <draw:connector draw:style-name="gr15" draw:text-style-name="P7" draw:layer="layout" svg:x1="48.404cm" svg:y1="23.865cm" svg:x2="50.24cm" svg:y2="27.215cm" draw:start-shape="id19" draw:start-glue-point="6" draw:end-shape="id22" draw:end-glue-point="3" svg:d="M48404 23865v3350h1836" svg:viewBox="0 0 1837 3351">
          <text:p/>
        </draw:connector>
        <draw:connector draw:style-name="gr15" draw:text-style-name="P7" draw:layer="layout" svg:x1="46.715cm" svg:y1="33.596cm" svg:x2="52.403cm" svg:y2="28.202cm" draw:start-shape="id16" draw:start-glue-point="1" draw:end-shape="id22" draw:end-glue-point="2" svg:d="M46715 33596h5688v-5394" svg:viewBox="0 0 5689 5395">
          <text:p/>
        </draw:connector>
        <draw:connector draw:style-name="gr15" draw:text-style-name="P7" draw:layer="layout" svg:x1="36.648cm" svg:y1="39.776cm" svg:x2="50.24cm" svg:y2="39.776cm" draw:start-shape="id17" draw:start-glue-point="1" draw:end-shape="id23" draw:end-glue-point="3" svg:d="M36648 39776h13592" svg:viewBox="0 0 13593 1">
          <text:p/>
        </draw:connector>
        <draw:connector draw:style-name="gr15" draw:text-style-name="P7" draw:layer="layout" svg:x1="46.685cm" svg:y1="7.852cm" svg:x2="50.24cm" svg:y2="7.852cm" draw:start-shape="id3" draw:start-glue-point="1" draw:end-shape="id24" draw:end-glue-point="3" svg:d="M46685 7852h3555" svg:viewBox="0 0 3556 1">
          <text:p/>
        </draw:connector>
        <draw:connector draw:style-name="gr15" draw:text-style-name="P7" draw:layer="layout" svg:x1="20.01cm" svg:y1="2.47cm" svg:x2="52.403cm" svg:y2="6.865cm" draw:start-shape="id12" draw:start-glue-point="1" draw:end-shape="id24" draw:end-glue-point="0" svg:d="M20010 2470h32393v4395" svg:viewBox="0 0 32394 439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30T13:37:01.175871816</meta:creation-date>
    <dc:date>2020-07-14T13:58:56.596774148</dc:date>
    <meta:editing-duration>P1DT6H49M54S</meta:editing-duration>
    <meta:editing-cycles>7</meta:editing-cycles>
    <meta:generator>LibreOffice/6.3.5.2$Linux_X86_64 LibreOffice_project/30$Build-2</meta:generator>
    <meta:document-statistic meta:object-count="54"/>
  </office:meta>
</office:document-meta>
</file>